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02b8a9" officeooo:paragraph-rsid="0002b8a9"/>
    </style:style>
    <style:style style:name="P2" style:family="paragraph" style:parent-style-name="Title">
      <loext:graphic-properties draw:fill="solid" draw:fill-color="#ff99ff"/>
      <style:paragraph-properties fo:background-color="#ff99ff" style:writing-mode="page"/>
      <style:text-properties officeooo:paragraph-rsid="0006c738"/>
    </style:style>
    <style:style style:name="P3" style:family="paragraph" style:parent-style-name="Heading_20_1">
      <style:text-properties officeooo:rsid="0002b8a9" officeooo:paragraph-rsid="0002b8a9"/>
    </style:style>
    <style:style style:name="P4" style:family="paragraph" style:parent-style-name="Heading_20_1">
      <style:text-properties officeooo:rsid="0012a499" officeooo:paragraph-rsid="0012a499"/>
    </style:style>
    <style:style style:name="P5" style:family="paragraph" style:parent-style-name="Text_20_body" style:list-style-name="L1">
      <style:text-properties officeooo:rsid="000c26d6" officeooo:paragraph-rsid="000c26d6"/>
    </style:style>
    <style:style style:name="P6" style:family="paragraph" style:parent-style-name="Text_20_body" style:list-style-name="L3">
      <style:text-properties officeooo:rsid="000c26d6" officeooo:paragraph-rsid="000c26d6"/>
    </style:style>
    <style:style style:name="P7" style:family="paragraph" style:parent-style-name="Text_20_body" style:list-style-name="L1">
      <style:text-properties officeooo:rsid="0010836c" officeooo:paragraph-rsid="0010836c"/>
    </style:style>
    <style:style style:name="P8" style:family="paragraph" style:parent-style-name="Text_20_body" style:list-style-name="L1">
      <style:text-properties officeooo:rsid="0006c738" officeooo:paragraph-rsid="0006c738"/>
    </style:style>
    <style:style style:name="P9" style:family="paragraph" style:parent-style-name="Text_20_body" style:list-style-name="L1">
      <style:text-properties officeooo:rsid="0007a0ce" officeooo:paragraph-rsid="0007a0ce"/>
    </style:style>
    <style:style style:name="P10" style:family="paragraph" style:parent-style-name="Text_20_body" style:list-style-name="L1">
      <style:text-properties officeooo:rsid="0012a499" officeooo:paragraph-rsid="0012a499"/>
    </style:style>
    <style:style style:name="P11" style:family="paragraph" style:parent-style-name="Text_20_body" style:list-style-name="L2">
      <style:text-properties officeooo:rsid="0012a499" officeooo:paragraph-rsid="0012a499"/>
    </style:style>
    <style:style style:name="P12" style:family="paragraph" style:parent-style-name="Text_20_body" style:list-style-name="L3">
      <style:text-properties officeooo:rsid="0012a499" officeooo:paragraph-rsid="00130ca7"/>
    </style:style>
    <style:style style:name="P13" style:family="paragraph" style:parent-style-name="Text_20_body" style:list-style-name="L2">
      <style:text-properties officeooo:rsid="0014e392" officeooo:paragraph-rsid="0014e392"/>
    </style:style>
    <style:style style:name="P14" style:family="paragraph" style:parent-style-name="Text_20_body" style:list-style-name="L3">
      <style:text-properties officeooo:rsid="000eae41" officeooo:paragraph-rsid="000eae41"/>
    </style:style>
    <style:style style:name="T1" style:family="text">
      <style:text-properties officeooo:rsid="0006c738"/>
    </style:style>
    <style:style style:name="T2" style:family="text">
      <style:text-properties officeooo:rsid="000c26d6"/>
    </style:style>
    <style:style style:name="T3" style:family="text">
      <style:text-properties officeooo:rsid="000eae41"/>
    </style:style>
    <style:style style:name="T4" style:family="text">
      <style:text-properties style:use-window-font-color="true" officeooo:rsid="0006c7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Oikohöylä</text:span><text:line-break/><text:span text:style-name="T1">Käyttö vain koulutetuille jäsenille<text:line-break/></text:span><text:span text:style-name="T4">Tämä ei ole työpöytä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" text:outline-level="1">Turvallisuus</text:h>
            <text:list xml:id="list4166135639" text:style-name="L1">
              <text:list-item>
                <text:p text:style-name="P5">Pyydä koulutus ennen käyttöä</text:p>
              </text:list-item>
              <text:list-item>
                <text:p text:style-name="P7">Oikohöylän ja pöytäsahan yhtäaikainen käyttö on kielletty</text:p>
              </text:list-item>
              <text:list-item>
                <text:p text:style-name="P8">Käytä suojalaseja</text:p>
              </text:list-item>
              <text:list-item>
                <text:p text:style-name="P8">Käytä kuulonsuojaimia</text:p>
              </text:list-item>
              <text:list-item>
                <text:p text:style-name="P9">Käytä työntökeppejä jos kappaletta täytyy työntää terän läheisyydessä</text:p>
              </text:list-item>
              <text:list-item>
                <text:p text:style-name="P5">Älä pidä höylän tasoilla mitään ylimääräistä</text:p>
              </text:list-item>
              <text:list-item>
                <text:p text:style-name="P10">Höylää vain puhdasta, hiekatonta ja naulatonta, puuta</text:p>
              </text:list-item>
            </text:list>
          </table:table-cell>
          <table:table-cell table:style-name="Table1.A1" office:value-type="string">
            <text:h text:style-name="P4" text:outline-level="1">Ennen käyttöä</text:h>
            <text:list xml:id="list747430403" text:style-name="L2">
              <text:list-item>
                <text:p text:style-name="P11">Kiristä rasvakuppeja noin ¼ kierrosta myötäpäivään</text:p>
                <text:list>
                  <text:list-item>
                    <text:p text:style-name="P13">Rasvakupit ovat oranssiksi maalatut pyöreät kupit höylän kutterin molemmissa päissä ja ne huolehtivat laakereiden rasvauksesta</text:p>
                  </text:list-item>
                </text:list>
              </text:list-item>
              <text:list-item>
                <text:p text:style-name="P11">Avaa purunpoiston sulkupelti</text:p>
              </text:list-item>
              <text:list-item>
                <text:p text:style-name="P11">Käynnistä puruimuri</text:p>
              </text:list-item>
            </text:list>
            <text:h text:style-name="P3" text:outline-level="1">Käytön jälkeen</text:h>
            <text:list xml:id="list2593162987" text:style-name="L3">
              <text:list-item>
                <text:p text:style-name="P6">Puhdista höylä ja höylän ympäristö lastuista.</text:p>
              </text:list-item>
              <text:list-item>
                <text:p text:style-name="P14">Kiristä vaste paikalleen</text:p>
              </text:list-item>
              <text:list-item>
                <text:p text:style-name="P14">Aseta teräsuoja paikalleen</text:p>
              </text:list-item>
              <text:list-item>
                <text:p text:style-name="P6">Sulje purunpoiston pelti</text:p>
              </text:list-item>
              <text:list-item>
                <text:p text:style-name="P12">Varmista etteivät höylänlastut tukkineet puruimuria</text:p>
              </text:list-item>
              <text:list-item>
                <text:p text:style-name="P6">Varmista että höylän pöydälle jää vain tämä lappu <text:span text:style-name="T3">ja työntökepit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1:36.107137000</meta:creation-date>
    <meta:print-date>2019-05-13T17:09:45.718480000</meta:print-date>
    <dc:date>2019-05-13T17:09:11.201253000</dc:date>
    <meta:editing-duration>P6DT20H51M47S</meta:editing-duration>
    <meta:editing-cycles>11</meta:editing-cycles>
    <meta:generator>LibreOffice/5.4.2.2$MacOSX_X86_64 LibreOffice_project/22b09f6418e8c2d508a9eaf86b2399209b0990f4</meta:generator>
    <meta:document-statistic meta:table-count="1" meta:image-count="0" meta:object-count="0" meta:page-count="1" meta:paragraph-count="21" meta:word-count="123" meta:character-count="868" meta:non-whitespace-character-count="783"/>
  </office:meta>
</office:document-meta>
</file>